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.189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2.212cm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row-height="2.887cm"/>
    </style:style>
    <style:style style:name="Table3.4" style:family="table-row">
      <style:table-row-properties style:row-height="2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7dee3e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1fb5f" officeooo:paragraph-rsid="0077574c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689a2" officeooo:paragraph-rsid="008689a2" style:font-weight-asian="bold" style:font-weight-complex="bold"/>
    </style:style>
    <style:style style:name="P12" style:family="paragraph" style:parent-style-name="Standard">
      <style:text-properties style:font-name="Bitstream Vera Sans" officeooo:rsid="001fd718" officeooo:paragraph-rsid="001fd718"/>
    </style:style>
    <style:style style:name="P13" style:family="paragraph" style:parent-style-name="Standard">
      <style:text-properties style:font-name="Bitstream Vera Sans" officeooo:paragraph-rsid="001fd718"/>
    </style:style>
    <style:style style:name="P14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none" fo:font-weight="normal" officeooo:rsid="00215e57" officeooo:paragraph-rsid="0081673b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81fb5f" officeooo:paragraph-rsid="0081fb5f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7f7a8e" officeooo:paragraph-rsid="0081673b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9173d6" officeooo:paragraph-rsid="009173d6" style:font-weight-asian="normal" style:font-weight-complex="normal"/>
    </style:style>
    <style:style style:name="P28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Bitstream Vera Sans" fo:font-style="normal" style:text-underline-style="none" fo:font-weight="normal" officeooo:rsid="008527c0" officeooo:paragraph-rsid="008527c0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Bitstream Vera Sans" officeooo:rsid="009e04b1" officeooo:paragraph-rsid="009e04b1"/>
    </style:style>
    <style:style style:name="P39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9e04b1" officeooo:paragraph-rsid="009e04b1" style:font-size-asian="14pt" style:font-weight-asian="bold" style:font-size-complex="14pt" style:font-weight-complex="bold"/>
    </style:style>
    <style:style style:name="P40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46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47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48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81673b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51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53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Bitstream Vera Sans" fo:font-weight="bold" officeooo:rsid="0081fb5f" officeooo:paragraph-rsid="0081fb5f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56" style:family="paragraph" style:parent-style-name="Table_20_Contents">
      <style:text-properties style:font-name="Bitstream Vera Sans" officeooo:rsid="0031e099" officeooo:paragraph-rsid="0031e099"/>
    </style:style>
    <style:style style:name="P57" style:family="paragraph" style:parent-style-name="Table_20_Contents">
      <style:text-properties style:font-name="Bitstream Vera Sans" officeooo:rsid="00325f26" officeooo:paragraph-rsid="00325f26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59" style:family="paragraph" style:parent-style-name="Table_20_Contents">
      <style:text-properties style:font-name="Bitstream Vera Sans" officeooo:rsid="00325f26" officeooo:paragraph-rsid="008689a2"/>
    </style:style>
    <style:style style:name="P60" style:family="paragraph" style:parent-style-name="Table_20_Contents">
      <style:text-properties style:font-name="Bitstream Vera Sans" officeooo:rsid="003b1df4" officeooo:paragraph-rsid="003b1df4"/>
    </style:style>
    <style:style style:name="P61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62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63" style:family="paragraph" style:parent-style-name="Table_20_Contents">
      <style:text-properties style:font-name="Bitstream Vera Sans" officeooo:rsid="0059aab6" officeooo:paragraph-rsid="0059aab6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" officeooo:rsid="008527c0" officeooo:paragraph-rsid="008527c0"/>
    </style:style>
    <style:style style:name="P65" style:family="paragraph" style:parent-style-name="Table_20_Contents">
      <style:text-properties style:font-name="Bitstream Vera Sans" officeooo:rsid="008689a2" officeooo:paragraph-rsid="008689a2"/>
    </style:style>
    <style:style style:name="P66" style:family="paragraph" style:parent-style-name="Table_20_Contents">
      <style:text-properties style:font-name="Bitstream Vera Sans" fo:font-style="normal" officeooo:rsid="008527c0" officeooo:paragraph-rsid="008527c0" style:font-style-asian="normal" style:font-style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Bitstream Vera Sans" officeooo:rsid="009ff7ae" officeooo:paragraph-rsid="009ff7ae"/>
    </style:style>
    <style:style style:name="P68" style:family="paragraph" style:parent-style-name="Table_20_Contents">
      <style:text-properties style:font-name="Bitstream Vera Sans" officeooo:rsid="009ff7ae" officeooo:paragraph-rsid="009ff7ae"/>
    </style:style>
    <style:style style:name="P69" style:family="paragraph" style:parent-style-name="Table_20_Contents">
      <style:paragraph-properties fo:text-align="center" style:justify-single-word="false"/>
      <style:text-properties style:font-name="Bitstream Vera Sans" officeooo:rsid="00a206f3" officeooo:paragraph-rsid="00a206f3"/>
    </style:style>
    <style:style style:name="P70" style:family="paragraph" style:parent-style-name="Table_20_Contents">
      <style:paragraph-properties fo:text-align="center" style:justify-single-word="false"/>
      <style:text-properties style:font-name="Bitstream Vera Sans" officeooo:rsid="00a206f3" officeooo:paragraph-rsid="003b1df4"/>
    </style:style>
    <style:style style:name="P71" style:family="paragraph" style:parent-style-name="Table_20_Contents">
      <style:text-properties style:font-name="Bitstream Vera Sans" officeooo:rsid="004033a9" officeooo:paragraph-rsid="00a802c7"/>
    </style:style>
    <style:style style:name="P72" style:family="paragraph" style:parent-style-name="Table_20_Contents">
      <style:text-properties style:text-line-through-style="none" style:text-line-through-type="none" style:font-name="Bitstream Vera Sans" officeooo:rsid="008527c0" officeooo:paragraph-rsid="008527c0"/>
    </style:style>
    <style:style style:name="P7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itstream Vera Sans" officeooo:rsid="00a206f3" officeooo:paragraph-rsid="00a206f3"/>
    </style:style>
    <style:style style:name="P74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75" style:family="paragraph" style:parent-style-name="Standard" style:list-style-name="L2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76" style:family="paragraph" style:parent-style-name="Standard">
      <style:text-properties style:font-name="Bitstream Vera Sans" style:text-underline-style="none" fo:font-weight="normal" officeooo:rsid="00a958cf" officeooo:paragraph-rsid="009173d6" style:font-weight-asian="normal" style:font-weight-complex="normal"/>
    </style:style>
    <style:style style:name="P77" style:family="paragraph" style:parent-style-name="Standard">
      <style:text-properties style:font-name="Bitstream Vera Sans" style:text-underline-style="none" fo:font-weight="normal" officeooo:rsid="00b45865" officeooo:paragraph-rsid="00b45865" style:font-weight-asian="normal" style:font-weight-complex="normal"/>
    </style:style>
    <style:style style:name="P78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7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b45865" officeooo:paragraph-rsid="00b45865" style:font-weight-asian="bold" style:font-weight-complex="bold"/>
    </style:style>
    <style:style style:name="P80" style:family="paragraph" style:parent-style-name="Standard">
      <style:text-properties fo:color="#ce181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cf2fb" style:font-style-asian="normal" style:font-style-complex="normal"/>
    </style:style>
    <style:style style:name="T9" style:family="text">
      <style:text-properties fo:font-style="normal" officeooo:rsid="004e5bb7" style:font-style-asian="normal" style:font-style-complex="normal"/>
    </style:style>
    <style:style style:name="T10" style:family="text">
      <style:text-properties officeooo:rsid="00325f26"/>
    </style:style>
    <style:style style:name="T11" style:family="text">
      <style:text-properties officeooo:rsid="0035b24a"/>
    </style:style>
    <style:style style:name="T12" style:family="text">
      <style:text-properties officeooo:rsid="00466c8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47f048"/>
    </style:style>
    <style:style style:name="T15" style:family="text">
      <style:text-properties officeooo:rsid="00495470"/>
    </style:style>
    <style:style style:name="T16" style:family="text">
      <style:text-properties officeooo:rsid="0049eeb6"/>
    </style:style>
    <style:style style:name="T17" style:family="text">
      <style:text-properties officeooo:rsid="004c8d61"/>
    </style:style>
    <style:style style:name="T18" style:family="text">
      <style:text-properties officeooo:rsid="004e5bb7"/>
    </style:style>
    <style:style style:name="T19" style:family="text">
      <style:text-properties officeooo:rsid="004faf27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53ce44" style:font-weight-asian="normal" style:font-weight-complex="normal"/>
    </style:style>
    <style:style style:name="T22" style:family="text">
      <style:text-properties style:text-underline-style="none" fo:font-weight="normal" officeooo:rsid="00579924" style:font-weight-asian="normal" style:font-weight-complex="normal"/>
    </style:style>
    <style:style style:name="T23" style:family="text">
      <style:text-properties style:text-underline-style="none" fo:font-weight="normal" officeooo:rsid="00b45865" style:font-weight-asian="normal" style:font-weight-complex="normal"/>
    </style:style>
    <style:style style:name="T24" style:family="text">
      <style:text-properties officeooo:rsid="0063a398"/>
    </style:style>
    <style:style style:name="T25" style:family="text">
      <style:text-properties officeooo:rsid="00645e6d"/>
    </style:style>
    <style:style style:name="T26" style:family="text">
      <style:text-properties officeooo:rsid="00766683"/>
    </style:style>
    <style:style style:name="T27" style:family="text">
      <style:text-properties officeooo:rsid="007f7a8e"/>
    </style:style>
    <style:style style:name="T28" style:family="text">
      <style:text-properties officeooo:rsid="0081673b"/>
    </style:style>
    <style:style style:name="T29" style:family="text">
      <style:text-properties officeooo:rsid="0081fb5f"/>
    </style:style>
    <style:style style:name="T30" style:family="text">
      <style:text-properties officeooo:rsid="0084ed68"/>
    </style:style>
    <style:style style:name="T31" style:family="text">
      <style:text-properties officeooo:rsid="008527c0"/>
    </style:style>
    <style:style style:name="T32" style:family="text">
      <style:text-properties officeooo:rsid="008689a2"/>
    </style:style>
    <style:style style:name="T33" style:family="text">
      <style:text-properties officeooo:rsid="0086bfe0"/>
    </style:style>
    <style:style style:name="T34" style:family="text">
      <style:text-properties officeooo:rsid="009ff7ae"/>
    </style:style>
    <style:style style:name="T35" style:family="text">
      <style:text-properties officeooo:rsid="00a206f3"/>
    </style:style>
    <style:style style:name="T36" style:family="text">
      <style:text-properties officeooo:rsid="00a4b6ac"/>
    </style:style>
    <style:style style:name="T37" style:family="text">
      <style:text-properties officeooo:rsid="00a9e179"/>
    </style:style>
    <style:style style:name="T38" style:family="text">
      <style:text-properties officeooo:rsid="00b0eda0"/>
    </style:style>
    <style:style style:name="T39" style:family="text">
      <style:text-properties officeooo:rsid="00b2eb9b"/>
    </style:style>
    <style:style style:name="T40" style:family="text">
      <style:text-properties officeooo:rsid="00b45865"/>
    </style:style>
    <style:style style:name="T41" style:family="text">
      <style:text-properties style:font-name="Bitstream Vera Sans" style:text-underline-style="solid" style:text-underline-width="auto" style:text-underline-color="font-color" fo:font-weight="bold" officeooo:rsid="00b4586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“<text:span text:style-name="T38">White Plasma” </text:span>16 Bit FORTH</text:p>
      <text:p text:style-name="P2">Introduction</text:p>
      <text:p text:style-name="P2"/>
      <text:p text:style-name="P38">This is a Forth <text:span text:style-name="T37">which is modelled on the “White Lightning” FORTH but </text:span>is designed with the Spectrum <text:span text:style-name="T37">Next </text:span>in mind, especially that with banked memory but is not limited to it.</text:p>
      <text:p text:style-name="P12"/>
      <text:p text:style-name="P2">Design Issues</text:p>
      <text:p text:style-name="P12"/>
      <text:p text:style-name="P12">The main design issue is to do with the banked RAM memory. All machines are Z80 8 bit microprocessor based, with a 16 bit address space. A Spectrum looks like this.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C000-FFFF</text:p>
          </table:table-cell>
          <table:table-cell table:style-name="Table1.B1" office:value-type="string">
            <text:p text:style-name="P45">Fast RAM</text:p>
          </table:table-cell>
        </table:table-row>
        <table:table-row table:style-name="Table1.1">
          <table:table-cell table:style-name="Table1.A1" office:value-type="string">
            <text:p text:style-name="P45">8000-BFFF</text:p>
          </table:table-cell>
          <table:table-cell table:style-name="Table1.B2" office:value-type="string">
            <text:p text:style-name="P45">Fast RAM</text:p>
          </table:table-cell>
        </table:table-row>
        <table:table-row table:style-name="Table1.1">
          <table:table-cell table:style-name="Table1.A1" office:value-type="string">
            <text:p text:style-name="P45">4000-7FFF</text:p>
          </table:table-cell>
          <table:table-cell table:style-name="Table1.B2" office:value-type="string">
            <text:p text:style-name="P45">Screen Memory, slow RAM</text:p>
          </table:table-cell>
        </table:table-row>
        <table:table-row table:style-name="Table1.1">
          <table:table-cell table:style-name="Table1.A1" office:value-type="string">
            <text:p text:style-name="P45">0000-3FFF</text:p>
          </table:table-cell>
          <table:table-cell table:style-name="Table1.B2" office:value-type="string">
            <text:p text:style-name="P45">Basic ROM</text:p>
          </table:table-cell>
        </table:table-row>
      </table:table>
      <text:p text:style-name="P12"/>
      <text:p text:style-name="P12">A Spectrum 128 looks like this, paging memory onto C000-FFFF.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C000-FFFF</text:p>
          </table:table-cell>
          <table:table-cell table:style-name="Table2.B1" office:value-type="string">
            <text:p text:style-name="P45">Fast RAM</text:p>
          </table:table-cell>
          <table:table-cell table:style-name="Table2.B1" office:value-type="string">
            <text:p text:style-name="P45">RAM</text:p>
            <text:p text:style-name="P45">Page</text:p>
          </table:table-cell>
          <table:table-cell table:style-name="Table2.B1" office:value-type="string">
            <text:p text:style-name="P45">RAM</text:p>
            <text:p text:style-name="P45">Page</text:p>
          </table:table-cell>
          <table:table-cell table:style-name="Table2.E1" office:value-type="string">
            <text:p text:style-name="P45">RAM</text:p>
            <text:p text:style-name="P45">Page</text:p>
          </table:table-cell>
        </table:table-row>
        <table:table-row table:style-name="Table2.1">
          <table:table-cell table:style-name="Table2.A1" office:value-type="string">
            <text:p text:style-name="P45">8000-BFFF</text:p>
          </table:table-cell>
          <table:table-cell table:style-name="Table2.B2" office:value-type="string">
            <text:p text:style-name="P45">Fast RAM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5">4000-7FFF</text:p>
          </table:table-cell>
          <table:table-cell table:style-name="Table2.B2" office:value-type="string">
            <text:p text:style-name="P45">Screen Memory, slow RAM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5">0000-3FFF</text:p>
          </table:table-cell>
          <table:table-cell table:style-name="Table2.B2" office:value-type="string">
            <text:p text:style-name="P45">Basic ROM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</table:table>
      <text:p text:style-name="P12"/>
      <text:p text:style-name="P12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45">C000-FFFF</text:p>
          </table:table-cell>
          <table:table-cell table:style-name="Table3.B1" office:value-type="string">
            <text:p text:style-name="P45">Fast RAM</text:p>
            <text:p text:style-name="P48">Forth Words</text:p>
          </table:table-cell>
          <table:table-cell table:style-name="Table3.B1" office:value-type="string">
            <text:p text:style-name="P45">Page</text:p>
            <text:p text:style-name="P48">Forth Words</text:p>
          </table:table-cell>
          <table:table-cell table:style-name="Table3.B1" office:value-type="string">
            <text:p text:style-name="P45">Page</text:p>
            <text:p text:style-name="P50">Forth Words</text:p>
          </table:table-cell>
          <table:table-cell table:style-name="Table3.E1" office:value-type="string">
            <text:p text:style-name="P46">Page</text:p>
            <text:p text:style-name="P50">Forth Words</text:p>
          </table:table-cell>
        </table:table-row>
        <table:table-row table:style-name="Table3.2">
          <table:table-cell table:style-name="Table3.A1" office:value-type="string">
            <text:p text:style-name="P45">8000-BFFF</text:p>
          </table:table-cell>
          <table:table-cell table:style-name="Table3.B2" office:value-type="string">
            <text:p text:style-name="P45">Fast RAM</text:p>
            <text:p text:style-name="P48">Forth Words</text:p>
            <text:p text:style-name="P49">Core <text:span text:style-name="T28">Z80 </text:span>Words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3">
          <table:table-cell table:style-name="Table3.A1" office:value-type="string">
            <text:p text:style-name="P45">4000-7FFF</text:p>
          </table:table-cell>
          <table:table-cell table:style-name="Table3.B2" office:value-type="string">
            <text:p text:style-name="P62">Slow Memory</text:p>
            <text:p text:style-name="P47">Screen Memory</text:p>
            <text:p text:style-name="P48">Dictionary</text:p>
            <text:p text:style-name="P54">Variables</text:p>
            <text:p text:style-name="P54">Stacks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4">
          <table:table-cell table:style-name="Table3.A1" office:value-type="string">
            <text:p text:style-name="P45">0000-3FFF</text:p>
          </table:table-cell>
          <table:table-cell table:style-name="Table3.B2" office:value-type="string">
            <text:p text:style-name="P45">Basic ROM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</table:table>
      <text:p text:style-name="P13"/>
      <text:p text:style-name="P3">Dictionary</text:p>
      <text:p text:style-name="P3"/>
      <text:p text:style-name="P15"><text:span text:style-name="T27">This </text:span>FORTH has a sep<text:span text:style-name="T26">a</text:span>rate dictionary and code. This is stored in the Slow RAM area (it has to share access with the video display) <text:span text:style-name="T27">and grows up</text:span>. It is a list of names and addresses of words store<text:span text:style-name="T27">d</text:span> in High Memory. <text:s text:c="2"/></text:p>
      <text:p text:style-name="P15"/>
      <text:p text:style-name="P26">It is possible to move the start point of the dictionary up in memory to create a larger dictionary, as the dictionary starts immediately below the core words.</text:p>
      <text:p text:style-name="P15"/>
      <text:p text:style-name="P3">Core Words</text:p>
      <text:p text:style-name="P14"/>
      <text:p text:style-name="P14">Core words are <text:span text:style-name="T3">words represented by the values 00-7F. These words are implemented either as virtual codes, or in Z80 Assembler. They occupy one byte in code space.</text:span></text:p>
      <text:p text:style-name="P16"/>
      <text:p text:style-name="P24">Their implementation starts at the core word address. This is currently at $8000 but can be any address in 4 page steps (e.g. $8400,$8800).</text:p>
      <text:p text:style-name="P10"/>
      <text:p text:style-name="P41">Direct Words</text:p>
      <text:p text:style-name="P16"/>
      <text:p text:style-name="P16">Direct words are when either (1) the word to be called is in 8000-BFFF or (2) the word to be called is in $C000-$FFFF and the page for that word is the same as the page for the word it is being called from.</text:p>
      <text:p text:style-name="P16"/>
      <text:p text:style-name="P16">These words consists of lists of calls to either Core Words <text:span text:style-name="T29">(1 byte, 00-7F)</text:span> <text:span text:style-name="T12">or</text:span> Direct Words <text:span text:style-name="T29">(80-FF xx). In the latter, the two bytes represent the start address of the routine.</text:span></text:p>
      <text:p text:style-name="P16"/>
      <text:p text:style-name="P24">Note: in the page switch words (e.g. words in $C000-$FFFF) the start address must have the lower 3 bits clear, because page addresses are encoded into one word.</text:p>
      <text:p text:style-name="P16"/>
      <text:p text:style-name="P4">Page Switch Words</text:p>
      <text:p text:style-name="P17"/>
      <text:p text:style-name="P20">Sometimes the compiler has to switch pages to execute a word. There are two occasions where this happens.</text:p>
      <text:p text:style-name="P20"/>
      <text:p text:style-name="P20">If the compiler does not know which page the word to be executed is in, for example if it is executing a word indirectly. The best solution for this is to push it to the return stack (see the return section).</text:p>
      <text:p text:style-name="P20"/>
      <text:p text:style-name="P20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20"/>
      <text:p text:style-name="P31">This has a single 16 bit parameter. Bits 0-4 indicate the page number, which is <text:span text:style-name="T13">not</text:span> the same as the Spectrum Next/128 page number. Bits 15-10 are the address to be called.</text:p>
      <text:p text:style-name="P31"/>
      <text:p text:style-name="P31">This address is masked out and shifted right twice, and ored with $C000. <text:s/>This gives an address of 11xx xxxx xxxx x000.</text:p>
      <text:p text:style-name="P31"/>
      <text:p text:style-name="P31">Not all addresses can be called directly, therefore when creating code in $C000-$FFFF it should be padded out to 8 byte gaps with [nop]</text:p>
      <text:p text:style-name="P31"/>
      <text:p text:style-name="P31">Also, when compiling code, the programmer needs to use the far access functions . These functions should <text:span text:style-name="T13">not</text:span> generally be used to access memory in <text:span text:style-name="T14">applications.</text:span></text:p>
      <text:p text:style-name="P44">Return <text:span text:style-name="T16">from Calls</text:span></text:p>
      <text:p text:style-name="P28"/>
      <text:p text:style-name="P28">When a direct word is called, its return address is pushed on the stack ($8000-$FFFF). <text:span text:style-name="T15">The [farcall] function</text:span> push<text:span text:style-name="T15">es</text:span> the same value on the stack but with bit 15 clear ($0000-$7FFF). This indicates that there is a further value to be popped off the stack, which is the page number to set it back to – bit 15 is set when the actual <text:span text:style-name="T15">return</text:span> is done.</text:p>
      <text:p text:style-name="P28"/>
      <text:p text:style-name="P32">As a consequence of this is it is necessary to be very careful with r&gt; and r&gt;. <text:span text:style-name="T17">For example variable is defined as r&gt;. This will only work if variable is called using a direct call. It should be, if it is in a module. </text:span></text:p>
      <text:p text:style-name="P32"/>
      <text:p text:style-name="P37">Issues</text:p>
      <text:p text:style-name="P29"/>
      <text:p text:style-name="P29">I have dealt with code across the pages, but not with data. The issue with data is that any address in the memory space is 21 bit , 16 + 5.</text:p>
      <text:p text:style-name="P29"/>
      <text:p text:style-name="P19"><text:span text:style-name="T7">The solution are the </text:span><text:span text:style-name="T4">module</text:span><text:span text:style-name="T7"> and</text:span><text:span text:style-name="T4"> </text:span><text:span text:style-name="T5">e</text:span><text:span text:style-name="T6">n</text:span><text:span text:style-name="T5">d</text:span><text:span text:style-name="T4">module </text:span><text:span text:style-name="T9">macro</text:span><text:span text:style-name="T7">s. This defines (or end) a module, which is a group of methods that access data. Using these words an error is generated if the page at </text:span><text:span text:style-name="T4">module</text:span><text:span text:style-name="T7"> time and the page at </text:span><text:span text:style-name="T5">end</text:span><text:span text:style-name="T4">module</text:span><text:span text:style-name="T7"> time is different </text:span><text:span text:style-name="T8">(or if it crosses the BFFF-C000 boundary)</text:span><text:span text:style-name="T7"> If it is the same, then data can be freely accessed in that module using @ c@ ! c! and so which operate as normal. </text:span></text:p>
      <text:p text:style-name="P30"/>
      <text:p text:style-name="P30">Any data access which happens outside the module has to be done through specific words created to do so, which are part of the module. The programmer must enforce this.</text:p>
      <text:p text:style-name="P30"/>
      <text:p text:style-name="P33">Words can be defined using the modifier <text:span text:style-name="T18">macro </text:span><text:span text:style-name="T4">private</text:span> which <text:s/>sets the <text:span text:style-name="T24">private</text:span> flag in the dictionary. <text:s/>This means the dictionary can compress on <text:span text:style-name="T24">end</text:span>module being execute<text:span text:style-name="T18">d</text:span>, removing all words that are not useable from outside it.</text:p>
      <text:p text:style-name="P34"/>
      <text:p text:style-name="P35">So in this simple bit of code.</text:p>
      <text:p text:style-name="P35"/>
      <text:p text:style-name="P80">module</text:p>
      <text:p text:style-name="P80">: demo 42 emit ; <text:span text:style-name="T38">private</text:span></text:p>
      <text:p text:style-name="P80">: start demo ;</text:p>
      <text:p text:style-name="P80"><text:span text:style-name="T25">end</text:span>module</text:p>
      <text:p text:style-name="P80"/>
      <text:p text:style-name="P40">start will be in the dictionary and demo will not. <text:span text:style-name="T19">This also conveniently reduces the size of the dictionary.</text:span></text:p>
      <text:p text:style-name="P35"/>
      <text:p text:style-name="P16"/>
      <text:p text:style-name="P43">System Information Block</text:p>
      <text:p text:style-name="P5"/>
      <text:p text:style-name="P18">This is placed at the bottom of the <text:span text:style-name="T30">load space</text:span>, this address can be accessed via <text:span text:style-name="T31">[</text:span>[sysinfo]<text:span text:style-name="T31">]</text:span>, and is normally placed at $<text:span text:style-name="T10">60</text:span>00. <text:span text:style-name="T31">[[sysinfo]] is not a keyword, it is produced by the compiler and generated as a literal as normal.</text:span></text:p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Offset</text:p>
          </table:table-cell>
          <table:table-cell table:style-name="Table5.B1" office:value-type="string">
            <text:p text:style-name="P51">Usage</text:p>
          </table:table-cell>
        </table:table-row>
        <table:table-row>
          <table:table-cell table:style-name="Table5.A2" office:value-type="string">
            <text:p text:style-name="P55">+0,+1</text:p>
          </table:table-cell>
          <table:table-cell table:style-name="Table5.B10" office:value-type="string">
            <text:p text:style-name="P56">Temporary value used in keyword synthesis / <text:span text:style-name="T36">Load address $6000</text:span></text:p>
          </table:table-cell>
        </table:table-row>
        <table:table-row>
          <table:table-cell table:style-name="Table5.A2" office:value-type="string">
            <text:p text:style-name="P55">+2,+3</text:p>
          </table:table-cell>
          <table:table-cell table:style-name="Table5.B10" office:value-type="string">
            <text:p text:style-name="P65">The core address ($8000)</text:p>
          </table:table-cell>
        </table:table-row>
        <table:table-row>
          <table:table-cell table:style-name="Table5.A2" office:value-type="string">
            <text:p text:style-name="P67">+4,+5</text:p>
          </table:table-cell>
          <table:table-cell table:style-name="Table5.B10" office:value-type="string">
            <text:p text:style-name="P68">The dictionary start ($6020)</text:p>
          </table:table-cell>
        </table:table-row>
        <table:table-row>
          <table:table-cell table:style-name="Table5.A2" office:value-type="string">
            <text:p text:style-name="P67">+6,+7</text:p>
          </table:table-cell>
          <table:table-cell table:style-name="Table5.B10" office:value-type="string">
            <text:p text:style-name="P65">Next free dictionary byte, working <text:span text:style-name="T34">up.</text:span></text:p>
          </table:table-cell>
        </table:table-row>
        <table:table-row>
          <table:table-cell table:style-name="Table5.A2" office:value-type="string">
            <text:p text:style-name="P67">+8,+9</text:p>
          </table:table-cell>
          <table:table-cell table:style-name="Table5.B6" office:value-type="string">
            <text:p text:style-name="P65">Next free FORTH code byte, working up.</text:p>
          </table:table-cell>
        </table:table-row>
        <table:table-row>
          <table:table-cell table:style-name="Table5.A2" office:value-type="string">
            <text:p text:style-name="P58">+<text:span text:style-name="T34">10</text:span></text:p>
          </table:table-cell>
          <table:table-cell table:style-name="Table5.B10" office:value-type="string">
            <text:p text:style-name="P59">Current page number of code. <text:span text:style-name="T32">0 = Default page, increments up.</text:span></text:p>
          </table:table-cell>
        </table:table-row>
        <table:table-row>
          <table:table-cell table:style-name="Table5.A2" office:value-type="string">
            <text:p text:style-name="P58">+<text:span text:style-name="T34">11</text:span></text:p>
          </table:table-cell>
          <table:table-cell table:style-name="Table5.B10" office:value-type="string">
            <text:p text:style-name="P63">Start address page <text:span text:style-name="T32">(of _main). </text:span></text:p>
          </table:table-cell>
        </table:table-row>
        <table:table-row>
          <table:table-cell table:style-name="Table5.A2" office:value-type="string">
            <text:p text:style-name="P67">+12,+13</text:p>
          </table:table-cell>
          <table:table-cell table:style-name="Table5.B10" office:value-type="string">
            <text:p text:style-name="P71">Start address (_main address). <text:span text:style-name="T32">Note this is called with a value on thes stack which is non-zero for error ; 0 initially and x [restart] resets and runs with this initial value. Memory (other than display) is unchanged.</text:span></text:p>
          </table:table-cell>
        </table:table-row>
        <table:table-row>
          <table:table-cell table:style-name="Table5.A2" office:value-type="string">
            <text:p text:style-name="P58">+1<text:span text:style-name="T34">4</text:span></text:p>
          </table:table-cell>
          <table:table-cell table:style-name="Table5.B10" office:value-type="string">
            <text:p text:style-name="P57">Screen width in characters <text:span text:style-name="T11">(32)</text:span></text:p>
          </table:table-cell>
        </table:table-row>
        <table:table-row>
          <table:table-cell table:style-name="Table5.A2" office:value-type="string">
            <text:p text:style-name="P58">+1<text:span text:style-name="T34">5</text:span></text:p>
          </table:table-cell>
          <table:table-cell table:style-name="Table5.B11" office:value-type="string">
            <text:p text:style-name="P57">Screen height in characters <text:span text:style-name="T11">(24)</text:span></text:p>
          </table:table-cell>
        </table:table-row>
        <table:table-row>
          <table:table-cell table:style-name="Table5.A2" office:value-type="string">
            <text:p text:style-name="P67">+32</text:p>
          </table:table-cell>
          <table:table-cell table:style-name="Table5.B12" office:value-type="string">
            <text:p text:style-name="P68">First byte of dictionary.</text:p>
          </table:table-cell>
        </table:table-row>
      </table:table>
      <text:p text:style-name="P18"/>
      <text:p text:style-name="P8">Dictionary</text:p>
      <text:p text:style-name="P8"/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Offset</text:p>
          </table:table-cell>
          <table:table-cell table:style-name="Table6.B1" office:value-type="string">
            <text:p text:style-name="P53">Usage</text:p>
          </table:table-cell>
        </table:table-row>
        <table:table-row>
          <table:table-cell table:style-name="Table6.A2" office:value-type="string">
            <text:p text:style-name="P61">0</text:p>
          </table:table-cell>
          <table:table-cell table:style-name="Table6.B4" office:value-type="string">
            <text:p text:style-name="P66">Offset to the next word in the dictionary, zero if at the end of the word, call this value ‘n’</text:p>
          </table:table-cell>
        </table:table-row>
        <table:table-row>
          <table:table-cell table:style-name="Table6.A2" office:value-type="string">
            <text:p text:style-name="P73">1,2</text:p>
          </table:table-cell>
          <table:table-cell table:style-name="Table6.B4" office:value-type="string">
            <text:p text:style-name="P72">The address or short code, so either 1 contains $00-7F and 2 contains $00, or 1 contains $80-$FF and 2 contains the low byte. <text:span text:style-name="T35">The 80-FFxx format is used for paged words.</text:span></text:p>
          </table:table-cell>
        </table:table-row>
        <table:table-row>
          <table:table-cell table:style-name="Table6.A2" office:value-type="string">
            <text:p text:style-name="P70">+3</text:p>
          </table:table-cell>
          <table:table-cell table:style-name="Table6.B4" office:value-type="string">
            <text:p text:style-name="P60">Bit 7: set if <text:span text:style-name="T39">immediate</text:span>. Bit 6: set if core word, <text:span text:style-name="T17">Bit 5: set if private word ; </text:span>Bits 0..<text:span text:style-name="T17">4</text:span>: page number <text:span text:style-name="T31">of the word.</text:span></text:p>
          </table:table-cell>
        </table:table-row>
        <table:table-row>
          <table:table-cell table:style-name="Table6.A2" office:value-type="string">
            <text:p text:style-name="P64"><text:span text:style-name="T35">+</text:span>4</text:p>
          </table:table-cell>
          <table:table-cell table:style-name="Table6.B7" office:value-type="string">
            <text:p text:style-name="P60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70">+5</text:p>
          </table:table-cell>
          <table:table-cell table:style-name="Table6.B7" office:value-type="string">
            <text:p text:style-name="P60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69">+n</text:p>
          </table:table-cell>
          <table:table-cell table:style-name="Table6.B7" office:value-type="string">
            <text:p text:style-name="P60">Last character of name, 6 bit ASCII, bit 7 cleared.</text:p>
          </table:table-cell>
        </table:table-row>
      </table:table>
      <text:p text:style-name="P14"/>
      <text:p text:style-name="P6"/>
      <text:p text:style-name="P42">Compiler</text:p>
      <text:p text:style-name="P21"/>
      <text:p text:style-name="P77">The text compiler is simplified.</text:p>
      <text:p text:style-name="P77"/>
      <text:p text:style-name="P21">{ } <text:tab/><text:tab/><text:span text:style-name="T40">This </text:span>Forth does not have curly brackets, so these delimit comments</text:p>
      <text:p text:style-name="P9"><text:span text:style-name="T20"><text:tab/><text:tab/></text:span><text:span text:style-name="T22">in the same line (e.g. you cannot have { and } on different lines.</text:span></text:p>
      <text:p text:style-name="P21">: &lt;word&gt;<text:tab/>Defines a new word at this point in memory. If the word is present</text:p>
      <text:p text:style-name="P21"><text:tab/><text:tab/>compiling is halted until t<text:span text:style-name="T40">he end of the compilation</text:span></text:p>
      <text:p text:style-name="P21">; <text:tab/><text:tab/><text:span text:style-name="T40">Return from word ; marks end of compilation.</text:span></text:p>
      <text:p text:style-name="P21"><text:span text:style-name="T40">immediate</text:span> <text:tab/>Makes the last defined word <text:span text:style-name="T40">immediate</text:span></text:p>
      <text:p text:style-name="P21">private<text:tab/>Makes the last defined word private</text:p>
      <text:p text:style-name="P9"><text:span text:style-name="T20">variable </text:span><text:span text:style-name="T23">x</text:span><text:span text:style-name="T20"><text:tab/>Compiles : </text:span><text:span text:style-name="T23">x </text:span><text:span text:style-name="T20">[variable] and an 2 byte space. </text:span><text:span text:style-name="T21">Marks last word private.</text:span></text:p>
      <text:p text:style-name="P22">&lt;decimal&gt;<text:tab/>Compiles the value as a literal or a call if in the dictionary</text:p>
      <text:p text:style-name="P22">$&lt;hex&gt;<text:tab/>Same as decimal, except in base 16, obviously.</text:p>
      <text:p text:style-name="P77">Begin/Until <text:tab/>Standard FORTH structures.</text:p>
      <text:p text:style-name="P77">If/Else/Then<text:tab/></text:p>
      <text:p text:style-name="P77">Do/Loop</text:p>
      <text:p text:style-name="P79"/>
      <text:p text:style-name="P11">Compiler Information</text:p>
      <text:p text:style-name="P11"/>
      <text:p text:style-name="P25">This information is provided in a seperate class</text:p>
      <text:p text:style-name="P25"/>
      <text:list xml:id="list1371888007" text:style-name="L2">
        <text:list-item>
          <text:p text:style-name="P75">The Load address ($6000)</text:p>
        </text:list-item>
        <text:list-item>
          <text:p text:style-name="P75">The Core address ($8000)</text:p>
        </text:list-item>
        <text:list-item>
          <text:p text:style-name="P75">The Size of the Z80 Core Binary File (0, in the VM)</text:p>
        </text:list-item>
        <text:list-item>
          <text:p text:style-name="P75">Which ‘short words’ are available <text:span text:style-name="T40">(provided as a list)</text:span></text:p>
          <text:p text:style-name="P75"/>
        </text:list-item>
      </text:list>
      <text:p text:style-name="P7">Word Groups</text:p>
      <text:p text:style-name="P6"/>
      <text:p text:style-name="P23">Group 0 is the core word set and is mandatory. Group 1 is not required, but is highly advised to be implemented in code for speed reasons.</text:p>
      <text:p text:style-name="P23"/>
      <text:p text:style-name="P27">Note that the booting code contains [[sysinfo]] which is a compiler word (pushes Load address on Data stack), it is neither a keyword or a direct word.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2-10T22:02:18.756080323</dc:date>
    <meta:editing-duration>PT5H52M28S</meta:editing-duration>
    <meta:editing-cycles>132</meta:editing-cycles>
    <meta:document-statistic meta:table-count="5" meta:image-count="0" meta:object-count="0" meta:page-count="6" meta:paragraph-count="149" meta:word-count="1476" meta:character-count="7990" meta:non-whitespace-character-count="6646"/>
  </office:meta>
</office:document-meta>
</file>